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2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19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1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1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1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1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1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12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1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09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0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0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0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0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0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02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0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0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200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1999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1998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1997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1996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1994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199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1993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1992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199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198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1989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1988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1986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198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1983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198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1980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0512" calcext:value-type="float">
            <text:p>51.3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198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9176" calcext:value-type="float">
            <text:p>51.3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197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116" calcext:value-type="float">
            <text:p>51.1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197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7736" calcext:value-type="float">
            <text:p>51.2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9</text:p>
          </table:table-cell>
          <table:table-cell office:value-type="string" calcext:value-type="string">
            <text:p>1977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